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Courier New"/>
    </style:style>
    <style:style style:name="T9" style:family="text">
      <style:text-properties style:font-name="Courier New" fo:font-style="normal" style:font-style-asian="normal" style:font-style-complex="normal"/>
    </style:style>
    <style:style style:name="T10" style:family="text">
      <style:text-properties style:font-name="Liberation Serif" fo:font-style="normal" style:font-style-asian="normal" style:font-style-complex="normal"/>
    </style:style>
    <style:style style:name="T11" style:family="text">
      <style:text-properties style:font-size-asian="14pt"/>
    </style:style>
    <style:style style:name="T12" style:family="text">
      <style:text-properties style:font-size-complex="14pt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C823 – Laboratório de Redes – Segundo semestre – 2009</text:p>
      <text:p text:style-name="P6">Professor Nelson Fonseca</text:p>
      <text:p text:style-name="P6">Atividade 4</text:p>
      <text:p text:style-name="P12"/>
      <text:p text:style-name="P13">Rafael Fonseca dos Santos<text:tab/>RA: 072146</text:p>
      <text:p text:style-name="P14"><text:span text:style-name="T1">Gustavo Serra Scalet <text:tab/><text:tab/>RA: </text:span>061358</text:p>
      <text:p text:style-name="P12"/>
      <text:p text:style-name="P12"/>
      <text:p text:style-name="P15"><text:span text:style-name="T4">Questões:</text:span></text:p>
      <text:p text:style-name="P3"/>
      <text:p text:style-name="P3">2) Comparando o código implementado no passo 1 com o código original da atividade prática 2 em termos de melhor utilização da rede e, consequentemente, tempo de execução, há alguma vantagem em utilizar o código novo? Justifique.</text:p>
      <text:p text:style-name="P3"/>
      <text:p text:style-name="P5">Sim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Numbering_20_Symbols" style:display-name="Numbering Symbols" style:family="text">
      <style:text-properties style:font-name="Courier New" fo:font-size="10pt" style:font-size-asian="10pt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afael Santos</meta:initial-creator>
    <meta:creation-date>2009-06-01T21:27:36</meta:creation-date>
    <dc:date>2009-11-23T00:53:45</dc:date>
    <meta:editing-cycles>49</meta:editing-cycles>
    <meta:editing-duration>PT07H24M57S</meta:editing-duration>
    <meta:document-statistic meta:table-count="0" meta:image-count="0" meta:object-count="0" meta:page-count="1" meta:paragraph-count="8" meta:word-count="65" meta:character-count="399"/>
    <meta:user-defined meta:name="Info 1"/>
    <meta:user-defined meta:name="Info 2"/>
    <meta:user-defined meta:name="Info 3"/>
    <meta:user-defined meta:name="Info 4"/>
  </office:meta>
</office:document-meta>
</file>